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3">
      <style:text-properties fo:font-weight="normal" style:font-weight-asian="normal" style:font-weight-complex="normal"/>
    </style:style>
    <style:style style:name="P4" style:family="paragraph" style:parent-style-name="Standard" style:list-style-name="L4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color="#00ff00" fo:font-weight="normal" style:font-weight-asian="normal" style:font-weight-complex="normal"/>
    </style:style>
    <style:style style:name="P6" style:family="paragraph" style:parent-style-name="Standard" style:list-style-name="L4">
      <style:text-properties fo:color="#00ff00" fo:font-weight="normal" style:font-weight-asian="normal" style:font-weight-complex="normal"/>
    </style:style>
    <style:style style:name="P7" style:family="paragraph" style:parent-style-name="Standard" style:list-style-name="L1">
      <style:text-properties fo:color="#ff0000" fo:font-weight="normal" style:font-weight-asian="normal" style:font-weight-complex="normal"/>
    </style:style>
    <style:style style:name="P8" style:family="paragraph" style:parent-style-name="Standard" style:list-style-name="L4">
      <style:text-properties fo:color="#ff0000" fo:font-weight="normal" style:font-weight-asian="normal" style:font-weight-complex="normal"/>
    </style:style>
    <style:style style:name="P9" style:family="paragraph" style:parent-style-name="Standard" style:list-style-name="L1">
      <style:text-properties fo:color="#ffff00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ollers</text:p>
      <text:list xml:id="list3821970703628315574" text:style-name="L1">
        <text:list-item>
          <text:p text:style-name="P2">application_controller</text:p>
          <text:list>
            <text:list-item>
              <text:p text:style-name="P5"><text:s/>done for now</text:p>
            </text:list-item>
          </text:list>
        </text:list-item>
        <text:list-item>
          <text:p text:style-name="P2">photos_controller</text:p>
          <text:list>
            <text:list-item>
              <text:p text:style-name="P7">show</text:p>
            </text:list-item>
            <text:list-item>
              <text:p text:style-name="P7">new</text:p>
            </text:list-item>
            <text:list-item>
              <text:p text:style-name="P7">create</text:p>
            </text:list-item>
            <text:list-item>
              <text:p text:style-name="P7">destroy</text:p>
            </text:list-item>
            <text:list-item>
              <text:p text:style-name="P7">edit</text:p>
            </text:list-item>
            <text:list-item>
              <text:p text:style-name="P7">update</text:p>
            </text:list-item>
            <text:list-item>
              <text:p text:style-name="P7">index</text:p>
            </text:list-item>
          </text:list>
        </text:list-item>
        <text:list-item>
          <text:p text:style-name="P2">sessions_controller</text:p>
          <text:list>
            <text:list-item>
              <text:p text:style-name="P5">done</text:p>
            </text:list-item>
          </text:list>
        </text:list-item>
        <text:list-item>
          <text:p text:style-name="P2">sites_controller</text:p>
          <text:list>
            <text:list-item>
              <text:p text:style-name="P5">done</text:p>
            </text:list-item>
          </text:list>
        </text:list-item>
        <text:list-item>
          <text:p text:style-name="P2">static_pages_controller</text:p>
          <text:list>
            <text:list-item>
              <text:p text:style-name="P9">?</text:p>
            </text:list-item>
          </text:list>
        </text:list-item>
        <text:list-item>
          <text:p text:style-name="P2">tags_controller</text:p>
          <text:list>
            <text:list-item>
              <text:p text:style-name="P9">?</text:p>
            </text:list-item>
          </text:list>
        </text:list-item>
        <text:list-item>
          <text:p text:style-name="P2">users_controller</text:p>
          <text:list>
            <text:list-item>
              <text:p text:style-name="P5">done</text:p>
            </text:list-item>
          </text:list>
        </text:list-item>
        <text:list-item>
          <text:p text:style-name="P2">more controllers</text:p>
        </text:list-item>
      </text:list>
      <text:p text:style-name="P1"/>
      <text:p text:style-name="P1">Models</text:p>
      <text:list xml:id="list5735061340018439309" text:style-name="L3">
        <text:list-item>
          <text:p text:style-name="P3">photo</text:p>
        </text:list-item>
        <text:list-item>
          <text:p text:style-name="P3">relationship</text:p>
        </text:list-item>
        <text:list-item>
          <text:p text:style-name="P3">site</text:p>
        </text:list-item>
        <text:list-item>
          <text:p text:style-name="P3">tag</text:p>
        </text:list-item>
        <text:list-item>
          <text:p text:style-name="P3">user</text:p>
        </text:list-item>
        <text:list-item>
          <text:p text:style-name="P3">more models</text:p>
        </text:list-item>
      </text:list>
      <text:p text:style-name="P1"/>
      <text:p text:style-name="P1">Views</text:p>
      <text:list xml:id="list4088933673167570191" text:style-name="L4">
        <text:list-item>
          <text:p text:style-name="P4">layouts</text:p>
        </text:list-item>
        <text:list-item>
          <text:p text:style-name="P4">photos</text:p>
          <text:list>
            <text:list-item>
              <text:p text:style-name="P8">new</text:p>
            </text:list-item>
            <text:list-item>
              <text:p text:style-name="P8">edit</text:p>
            </text:list-item>
            <text:list-item>
              <text:p text:style-name="P8">show</text:p>
            </text:list-item>
          </text:list>
        </text:list-item>
        <text:list-item>
          <text:p text:style-name="P4">sessions</text:p>
          <text:list>
            <text:list-item>
              <text:p text:style-name="P6">done</text:p>
            </text:list-item>
          </text:list>
        </text:list-item>
        <text:list-item>
          <text:p text:style-name="P4">shared</text:p>
        </text:list-item>
        <text:list-item>
          <text:p text:style-name="P4">sites</text:p>
        </text:list-item>
        <text:list-item>
          <text:p text:style-name="P4">static_pages</text:p>
        </text:list-item>
        <text:list-item>
          <text:p text:style-name="P4">tags</text:p>
        </text:list-item>
        <text:list-item>
          <text:p text:style-name="P4">users</text:p>
        </text:list-item>
      </text:list>
      <text:p text:style-name="P1"/>
      <text:p text:style-name="P1">Spec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Allen</meta:initial-creator>
    <meta:creation-date>2012-10-12T17:53:29</meta:creation-date>
    <dc:date>2012-10-12T18:12:15</dc:date>
    <dc:creator>Sean Allen</dc:creator>
    <meta:editing-duration>PT18M48S</meta:editing-duration>
    <meta:editing-cycles>4</meta:editing-cycles>
    <meta:generator>OpenOffice.org/3.4.1$Unix OpenOffice.org_project/341m1$Build-9593</meta:generator>
    <meta:document-statistic meta:table-count="0" meta:image-count="0" meta:object-count="0" meta:page-count="1" meta:paragraph-count="43" meta:word-count="86" meta:character-count="379"/>
  </office:meta>
</office:document-meta>
</file>